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Scales in Geography and Ecology A neverending story</dc:title>
    <dc:description/>
    <dc:subject/>
    <meta:keyword/>
    <meta:initial-creator>Per Petterson; Peter Pan</meta:initial-creator>
    <dc:creator>Per Petterson; Peter Pan</dc:creator>
    <meta:creation-date>2024-07-04T09:45:02Z</meta:creation-date>
    <dc:date>2024-07-04T09:45:0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